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variable" svg:font-family="intervariable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 style:writing-mode="lr-tb"/>
      <style:text-properties fo:font-variant="normal" fo:text-transform="none" fo:color="#000000" loext:opacity="100%" style:font-name="intervariable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loext:opacity="100%" style:font-name="intervariable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intervariable" fo:font-size="12pt" fo:letter-spacing="normal" fo:font-style="normal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kce pridat_ukol</text:span><text:line-break/><text:span text:style-name="T2">Test Case 1</text:span>: Přidání platného úkolu  <text:line-break/>Název: Přidání platného úkolu  <text:line-break/>Popis: Ověření, že úkol s vyplněným názvem i popisem je přidán do seznamu  <text:line-break/>Vstupní podmínky: Seznam úkolů je prázdný  <text:line-break/>Kroky testu:  <text:line-break/>1. Zvolte volbu 1 v hlavním menu  <text:line-break/>2. Zadejte „Nákup“ jako název a „Koupit mléko“ jako popis  <text:line-break/>Očekávaný výsledek: Úkol je přidán do seznamu, zobrazí se potvrzení  <text:line-break/>Skutečný výsledek: Úkol byl přidán, potvrzení zobrazeno  <text:line-break/>Stav: Pass  <text:line-break/>Poznámky: Pozitivní test<text:line-break/><text:line-break/><text:span text:style-name="T2">Test Case 2</text:span>: Prázdný název úkolu  <text:line-break/>Název: Prázdný název úkolu  <text:line-break/>Popis: Ověření, že program neumožní přidat úkol s prázdným názvem  <text:line-break/>Vstupní podmínky: Seznam úkolů je prázdný  <text:line-break/>Kroky testu:  <text:line-break/>1. Zvolte volbu 1 v hlavním menu  <text:line-break/>2. Nechte pole názvu prázdné, zadejte popis  <text:line-break/>Očekávaný výsledek: Program vypíše varování a znovu požádá o zadání  <text:line-break/>Skutečný výsledek: Program zobrazil varování a požádal o opakování  <text:line-break/>Stav: Pass  <text:line-break/>Poznámky: Negativní test<text:line-break/><text:line-break/><text:span text:style-name="T2">Test Case 3</text:span>: Přidání prvního úkolu do prázdného seznamu  <text:line-break/>Název: Přidání prvního úkolu  <text:line-break/>Popis: Ověření, že lze přidat první úkol do prázdného seznamu  <text:line-break/>Vstupní podmínky: Seznam úkolů je prázdný  <text:line-break/>Kroky testu:  <text:line-break/>1. Zvolte volbu 1 v hlavním menu  <text:line-break/>2. Zadejte platný název a popis  <text:line-break/>Očekávaný výsledek: Úkol je přidán, seznam již není prázdný  <text:line-break/>Skutečný výsledek: Úkol byl přidán  <text:line-break/>Stav: Pass  <text:line-break/>Poznámky: Hraniční případ<text:line-break/><text:line-break/><text:line-break/><text:span text:style-name="T1">Funkce: zobrazit_ukoly</text:span><text:line-break/><text:span text:style-name="T2">Test Case 1</text:span>: Zobrazení úkolů, když je seznam prázdný  <text:line-break/>Název: Zobrazení prázdného seznamu  <text:line-break/>Popis: Ověření, že program správně informuje o prázdném seznamu  <text:line-break/>Vstupní podmínky: Seznam úkolů je prázdný  <text:line-break/>Kroky testu:  <text:line-break/>1. Zvolte volbu 2 v hlavním menu  <text:line-break/>Očekávaný výsledek: Program vypíše „Seznam úkolů je prázdný.“  <text:line-break/>Skutečný výsledek: Program zobrazil očekávanou hlášku  <text:line-break/>Stav: Pass  <text:line-break/>Poznámky: Hraniční případ<text:line-break/><text:line-break/><text:span text:style-name="T2">Test Case 2</text:span>: Zobrazení úkolů s jedním úkolem v seznamu  <text:line-break/>Název: Zobrazení jednoho úkolu  <text:line-break/><text:soft-page-break/>Popis: Ověření, že program vypíše správně jediný úkol v seznamu  <text:line-break/>Vstupní podmínky: V seznamu je jeden úkol  <text:line-break/>Kroky testu:  <text:line-break/>1. Přidejte jeden úkol  <text:line-break/>2. Zvolte volbu 2 v hlavním menu  <text:line-break/>Očekávaný výsledek: Program vypíše seznam s jedním úkolem  <text:line-break/>Skutečný výsledek: Úkol byl zobrazen  <text:line-break/>Stav: Pass  <text:line-break/>Poznámky: Pozitivní test<text:line-break/><text:line-break/><text:span text:style-name="T1">Funkce: odstranit_ukol</text:span><text:line-break/><text:span text:style-name="T2">Test Case 1</text:span>: Odstranění úkolu s platným číslem  <text:line-break/>Název: Odstranění existujícího úkolu  <text:line-break/>Popis: Ověření, že lze odstranit úkol zadáním správného čísla  <text:line-break/>Vstupní podmínky: V seznamu je alespoň jeden úkol  <text:line-break/>Kroky testu:  <text:line-break/>1. Zvolte volbu 3 v hlavním menu  <text:line-break/>2. Zadejte číslo existujícího úkolu  <text:line-break/>Očekávaný výsledek: Úkol je odstraněn, zobrazí se potvrzení  <text:line-break/>Skutečný výsledek: Úkol byl odstraněn, potvrzení zobrazeno  <text:line-break/>Stav: Pass  <text:line-break/>Poznámky: Pozitivní test<text:line-break/><text:line-break/><text:span text:style-name="T2">Test Case 2</text:span>: Odstranění úkolu s neplatným číslem (větším než počet úkolů)  <text:line-break/>Název: Zadání neexistujícího čísla úkolu  <text:line-break/>Popis: Ověření, že program správně reaguje na číslo mimo rozsah  <text:line-break/>Vstupní podmínky: V seznamu je jeden úkol  <text:line-break/>Kroky testu:  <text:line-break/>1. Zvolte volbu 3 v hlavním menu  <text:line-break/>2. Zadejte číslo 5 (pokud je v seznamu jen jeden úkol)  <text:line-break/>Očekávaný výsledek: Program vypíše chybovou hlášku „Zadané číslo není v seznamu úkolů.“  <text:line-break/>Skutečný výsledek: Program zobrazil očekávanou chybovou hlášku  <text:line-break/>Stav: Pass  <text:line-break/>Poznámky: Negativní test<text:line-break/><text:line-break/><text:span text:style-name="T2">Test Case 3</text:span>: Odstranění posledního úkolu v seznamu  <text:line-break/>Název: Odstranění posledního úkolu  <text:line-break/>Popis: Ověření, že po odstranění posledního úkolu je seznam prázdný  <text:line-break/>Vstupní podmínky: V seznamu je pouze jeden úkol  <text:line-break/>Kroky testu:  <text:line-break/>1. Zvolte volbu 3 v hlavním menu  <text:line-break/>2. Zadejte číslo 1  <text:line-break/>3. Zvolte volbu 2 pro zobrazení úkolů  <text:line-break/>Očekávaný výsledek: Úkol je odstraněn, seznam je prázdný  <text:line-break/>Skutečný výsledek: Úkol byl odstraněn, seznam je prázdný  <text:line-break/>Stav: Pass  <text:line-break/>Poznámky: Hraniční případ</text:p>
      <text:p text:style-name="P2"/>
      <text:p text:style-name="P3"/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variable" svg:font-family="intervariable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30T18:03:03.649746400</meta:creation-date>
    <dc:date>2025-04-30T18:04:27.366847000</dc:date>
    <meta:editing-duration>PT1M25S</meta:editing-duration>
    <meta:editing-cycles>1</meta:editing-cycles>
    <meta:document-statistic meta:table-count="0" meta:image-count="0" meta:object-count="0" meta:page-count="3" meta:paragraph-count="1" meta:word-count="535" meta:character-count="3689" meta:non-whitespace-character-count="2987"/>
    <meta:generator>LibreOffice/25.2.2.2$Windows_X86_64 LibreOffice_project/7370d4be9e3cf6031a51beef54ff3bda878e3fac</meta:generator>
  </office:meta>
</office:document-meta>
</file>